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officeooo:rsid="00130598" officeooo:paragraph-rsid="00130598" style:font-weight-asian="bold" style:font-weight-complex="bold"/>
    </style:style>
    <style:style style:name="P2" style:family="paragraph" style:parent-style-name="Standard">
      <style:text-properties fo:language="en" fo:country="GB" fo:font-weight="normal" officeooo:rsid="0013cada" officeooo:paragraph-rsid="0013cada" style:font-weight-asian="normal" style:font-weight-complex="normal"/>
    </style:style>
    <style:style style:name="P3" style:family="paragraph" style:parent-style-name="Standard">
      <style:text-properties fo:language="en" fo:country="GB" fo:font-weight="normal" officeooo:rsid="0014cfdd" officeooo:paragraph-rsid="0014cfdd" style:font-weight-asian="normal" style:font-weight-complex="normal"/>
    </style:style>
    <style:style style:name="P4" style:family="paragraph" style:parent-style-name="Standard">
      <style:text-properties fo:language="en" fo:country="GB" fo:font-weight="normal" officeooo:rsid="00156c5e" officeooo:paragraph-rsid="00156c5e" style:font-weight-asian="normal" style:font-weight-complex="normal"/>
    </style:style>
    <style:style style:name="P5" style:family="paragraph" style:parent-style-name="Standard">
      <style:text-properties fo:language="en" fo:country="GB" fo:font-weight="normal" officeooo:rsid="00168a30" officeooo:paragraph-rsid="00168a30" style:font-weight-asian="normal" style:font-weight-complex="normal"/>
    </style:style>
    <style:style style:name="T1" style:family="text">
      <style:text-properties officeooo:rsid="0015e2f7"/>
    </style:style>
    <style:style style:name="T2" style:family="text">
      <style:text-properties officeooo:rsid="0017a4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EAD&amp;CIRCUSES</text:p>
      <text:p text:style-name="P1"/>
      <text:p text:style-name="P2">Prepare your Athletes and do your best to win at Bread&amp;Circuses.</text:p>
      <text:p text:style-name="P2"/>
      <text:p text:style-name="P3">Most of the time your best won’t be enough, are you ready to do more than your best? How much can you sacrifice to save your planet from starvation and misery?</text:p>
      <text:p text:style-name="P3"/>
      <text:p text:style-name="P4">Prepare your Athletes at Sport Academy, with right training and a lot of luck maybe you could be winner. But if you can’t be winner don’t worry about it, you just have to watch your planet’s annihilation from starvation <text:span text:style-name="T1">and hear their </text:span>tearful cries.</text:p>
      <text:p text:style-name="P4"/>
      <text:p text:style-name="P5">Bread&amp;Circuses, <text:span text:style-name="T2">is a “fun” game with pain and savagery that winner doesn’t get hungry. Losers probably get to die in bad conditions. But we are not here to talk about losers, are we? We are here to talk about WINNERS! Lead your planet to win the Bread&amp;Circuses and be the hero of your planet! Maybe if you win enough you might save your planet from ANNİHİL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20:20:10.310000000</dc:date>
    <meta:editing-duration>PT30M55S</meta:editing-duration>
    <meta:editing-cycles>8</meta:editing-cycles>
    <meta:generator>LibreOffice/7.3.1.3$Windows_X86_64 LibreOffice_project/a69ca51ded25f3eefd52d7bf9a5fad8c90b87951</meta:generator>
    <meta:document-statistic meta:table-count="0" meta:image-count="0" meta:object-count="0" meta:page-count="1" meta:paragraph-count="5" meta:word-count="153" meta:character-count="848" meta:non-whitespace-character-count="700"/>
  </office:meta>
</office:document-meta>
</file>